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3C00000014F2621223.png" manifest:media-type="image/png"/>
  <manifest:file-entry manifest:full-path="Pictures/10000201000008F0000006B0CFF907CF.png" manifest:media-type="image/png"/>
  <manifest:file-entry manifest:full-path="Pictures/100000000000003C00000014A219A9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font-size="22pt" fo:text-shadow="1pt 1pt" style:font-size-asian="22pt" style:font-size-complex="22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deo Edit</text:p>
          </draw:text-box>
        </draw:frame>
        <draw:frame presentation:style-name="pr2" draw:text-style-name="P2" draw:layer="layout" svg:width="25.199cm" svg:height="13.889cm" svg:x="1.4cm" svg:y="4.059cm" presentation:class="subtitle" presentation:user-transformed="true">
          <draw:text-box>
            <text:p text:style-name="P1"><text:span text:style-name="T1">Panel info → Choose screen lay-out → Video Editing</text:span></text:p>
            <text:p text:style-name="P1"><text:span text:style-name="T1"/></text:p>
            <text:p text:style-name="P1"><text:span text:style-name="T1">Añadir videos, imágenes, sonidos... → shift + a</text:span></text:p>
            <text:p text:style-name="P1"><text:span text:style-name="T1"/></text:p>
            <text:p text:style-name="P1"><text:span text:style-name="T1">Al añadir un video con audio, el audio se muestra arriba y el video debajo.</text:span></text:p>
            <text:p text:style-name="P1"><text:span text:style-name="T1"/></text:p>
            <text:p text:style-name="P1"><text:span text:style-name="T2">Seleccionar clips: </text:span><text:span text:style-name="T3">pulso con el botón derecho del ratón sobre él o hago un cuadro de </text:span><text:span text:style-name="T1">selección con b.</text:span></text:p>
            <text:p text:style-name="P1"><text:span text:style-name="T1"/></text:p>
            <text:p text:style-name="P1"><text:span text:style-name="T2">Cortar clips:</text:span><text:span text:style-name="T1"> k. Crea dos clips a partir del punto de corte, de tal forma que al estirar clips </text:span><text:span text:style-name="T4">(seleccionando la flechita que está en los extremos del mismo)</text:span><text:span text:style-name="T1"> estaré recuperando frames del video original.</text:span></text:p>
            <text:p text:style-name="P1"><text:span text:style-name="T1">Cortar clips: shift + k. Corta los clips de forma que si en esta ocasión estiro alguno lo que haré será añadir frames iguales al último, en lugar de continuar con la animación del vide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oducción del area deseada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Para reproducir el video: alt +a</text:p>
            <text:p text:style-name="P1"/>
            <text:p text:style-name="P1">En la barra horizontal inferior de la timeline tengo dos controles: start y end. Nos permiten determinar dónde va a empezar y terminar la reproducción de video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ejar varios clips a la vez<text:line-break/> <text:span text:style-name="T5">(por ejemplo un clip de video con su clip de audio)</text:span>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Será necesario emparentarlos.</text:p>
            <text:p text:style-name="P1"/>
            <text:p text:style-name="P1">Los selecciono → ctrl + p</text:p>
            <text:p text:style-name="P1"/>
            <text:p text:style-name="P1">Para desenparentar: alt + 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levar el/los video a la posición deseada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1"><text:span text:style-name="T6">Muevo el cursor (la línea verde vertical) a la posición deseada (en la barra inferior horizontal tenemos un cuadro de entrada de texto que nos permitirá ubicar rápidamente el cursor) → n → Edit Strip → Start Frame (shift + 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ecto fade entre dos videos</text:p>
          </draw:text-box>
        </draw:frame>
        <draw:frame presentation:style-name="pr2" draw:text-style-name="P5" draw:layer="layout" svg:width="25.199cm" svg:height="12.18cm" svg:x="1.4cm" svg:y="4.914cm" presentation:class="subtitle" presentation:user-transformed="true">
          <draw:text-box>
            <text:p text:style-name="P1"><text:span text:style-name="T7">Selecciono el video de arriba → n → Edit Strip → Opacity: 1 → con el cursor del ratón sobre el cuadro de texto Opacity pulso la i para meter una clave.</text:span></text:p>
            <text:p text:style-name="P1"><text:span text:style-name="T7"/></text:p>
            <text:p text:style-name="P1"><text:span text:style-name="T7">Llevo el cursor a la posición en que el clip debe haber desaparecido → n → Edit Strip → Opacity: 0 → con el cursor del ratón sobre el cuadro de texto Opacity pulso la i para meter una clav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xportar video</text:p>
          </draw:text-box>
        </draw:frame>
        <draw:frame presentation:style-name="pr2" draw:text-style-name="P3" draw:layer="layout" svg:width="25.199cm" svg:height="12.18cm" svg:x="1.4cm" svg:y="4.914cm">
          <draw:text-box>
            <text:p text:style-name="P1"><text:span text:style-name="T8">Properties panel → Render</text:span></text:p>
            <text:p text:style-name="P1"><text:span text:style-name="T8"/></text:p>
            <text:p text:style-name="P1"><text:span text:style-name="T8"/></text:p>
            <text:p text:style-name="P1"><text:span text:style-name="T8">Exportar una longitud concreta:</text:span></text:p>
            <text:p text:style-name="P1"><text:span text:style-name="T6"><text:s/>→ </text:span><text:span text:style-name="T6">Dimensions → </text:span></text:p>
            <text:p text:style-name="P1"><text:span text:style-name="T6">Ajusto Start Frame y EndFrame</text:span></text:p>
            <text:p text:style-name="P1"><text:span text:style-name="T6"/></text:p>
            <text:p text:style-name="P1"><text:span text:style-name="T8">Defino dónde voy a exportar el video</text:span></text:p>
            <text:p text:style-name="P1"><text:span text:style-name="T6">→ </text:span><text:span text:style-name="T6">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so de proxys</text:p>
          </draw:text-box>
        </draw:frame>
        <draw:frame presentation:style-name="pr2" draw:text-style-name="P6" draw:layer="layout" svg:width="25.199cm" svg:height="14.351cm" svg:x="1.4cm" svg:y="3.825cm" presentation:class="subtitle" presentation:user-transformed="true">
          <draw:text-box>
            <text:p text:style-name="P1"><text:span text:style-name="T5">Permiten hacer que el editor de video vaya más ligero, bajando la calidad del video, pero sólo mientras estamos editando.</text:span></text:p>
            <text:p text:style-name="P1"><text:span text:style-name="T5"/></text:p>
            <text:p text:style-name="P1"><text:span text:style-name="T5">1 - Selecciono el/los videos a los que les quiero aplicar el proxy → n → Proxy / Timecode → Proxy <text:s/>Custom Directory, Proxy Custom File</text:span></text:p>
            <text:p text:style-name="P1"><text:span text:style-name="T5">2 – </text:span><text:span text:style-name="T5"><text:tab/></text:span><text:span text:style-name="T5"><text:tab/></text:span><text:span text:style-name="T5"><text:tab/></text:span><text:span text:style-name="T5"><text:tab/></text:span><text:span text:style-name="T5">→ Menu Strip de la barra de menus inferior del Video Sequence Editor </text:span></text:p>
            <text:p text:style-name="P1"><text:span text:style-name="T5">→ </text:span><text:span text:style-name="T5">Rebuild Proxy and TimeCode Indices </text:span></text:p>
            <text:p text:style-name="P1"><text:span text:style-name="T5">→ </text:span><text:span text:style-name="T5">25 – 50 – 75 – 100 Tamaño del proxy con respecto del original</text:span></text:p>
            <text:p text:style-name="P1"><text:span text:style-name="T5">→ </text:span><text:span text:style-name="T5">Quality</text:span></text:p>
            <text:p text:style-name="P1"><text:span text:style-name="T5">3 – </text:span><text:span text:style-name="T5"><text:tab/></text:span><text:span text:style-name="T5"><text:tab/></text:span><text:span text:style-name="T5"><text:tab/></text:span><text:span text:style-name="T5"><text:tab/></text:span><text:span text:style-name="T5">→ n → View/Settings → Proxy rend</text:span></text:p>
          </draw:text-box>
        </draw:frame>
        <draw:frame draw:style-name="gr2" draw:text-style-name="P7" draw:layer="layout" svg:width="3.375cm" svg:height="1.123cm" svg:x="3.491cm" svg:y="17.177cm">
          <draw:image xlink:href="Pictures/100000000000003C00000014F2621223.png" xlink:type="simple" xlink:show="embed" xlink:actuate="onLoad">
            <text:p/>
          </draw:image>
        </draw:frame>
        <draw:frame draw:style-name="gr2" draw:text-style-name="P7" draw:layer="layout" svg:width="3.309cm" svg:height="1.101cm" svg:x="3.391cm" svg:y="10.999cm">
          <draw:image xlink:href="Pictures/100000000000003C00000014A219A9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1" style:display-name="LLS_8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4" style:display-name="LLS_8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8_5f_7" style:display-name="LLS_8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1" style:display-name="LLS_9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4" style:display-name="LLS_9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9_5f_7" style:display-name="LLS_9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Purisa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9-01-15T15:04:39</meta:creation-date>
    <dc:date>2013-03-31T12:35:22</dc:date>
    <dc:language>es-ES</dc:language>
    <meta:editing-cycles>635</meta:editing-cycles>
    <meta:editing-duration>P14DT9H58M54S</meta:editing-duration>
    <dc:creator>monty 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